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urni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2253">
            <text:p>2253</text:p>
          </table:table-cell>
          <table:table-cell office:value-type="string">
            <text:p>HT26*11 Bd strasbourg*75010 Paris*</text:p>
          </table:table-cell>
          <table:table-cell office:value-type="string">
            <text:p>henriette@ht26.com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DMG*118 avenue des roses*94440 SANTENY*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LOLITA LEMPICKA / PACIFIC CREATION*6-8, rue Caroline*75017 PARIS*</text:p>
          </table:table-cell>
          <table:table-cell office:value-type="string">
            <text:p><text:s/>EREGNIER@pacificcreation.fr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BIS FRANCE*BP 106*76203 DIEPPE************************************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FOURNIERSHIP*32 QUAI DE LA DOUANE*29200 BREST*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DIAGEO*DBSC - Vaci ut 26*1132 Budapest - HUNGARY*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RICARD FRANCE*46 R BERTHELOT CEDEX14*BP250 13308 MARSEILLE*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REMY DISTRIBUTION*152 AV CHAMPS-ELYSEES*75008 PARIS***************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SEAGRAM S*SPOORWEGLAAN <text:s/>1*2610 WILRIJK****************************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CHANEL*135 Avenue Charles de Gaulle*92521 Neuilly sur seine cedex*</text:p>
          </table:table-cell>
          <table:table-cell office:value-type="string">
            <text:p>emilie.thouvenin@chanel-corp.c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LOSQUINET Roger*4 rue de la liberte*51530 VINAY*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OTEBI*6 RUE BELLONCE*76600 LE HAVRE*</text:p>
          </table:table-cell>
          <table:table-cell office:value-type="string">
            <text:p>sotebi@wanadoo.fr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CLARINS PARIS*2 route de la Galaise*1228 PLAM LES OUATES - GENEVE*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FASHION FAIR*7 RUE <text:s/>MONTENOTTE*75017 PARIS************************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DIOR**45804 ST JEAN DE BRAY*</text:p>
          </table:table-cell>
          <table:table-cell office:value-type="string">
            <text:p>cwrobel@diormail.com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B.P.I.*28/32 RUE VICTOR HUGO*75793 PARIS CDX 16*</text:p>
          </table:table-cell>
          <table:table-cell office:value-type="string">
            <text:p>SHEBERT@bpi-sa.com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string">
            <text:p>MISAKI***</text:p>
          </table:table-cell>
          <table:table-cell office:value-type="string">
            <text:p>laura@misaki.com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GUERLAIN*125 RUE DU PDT WILSON*92300 LEVALLOIS PERRET*</text:p>
          </table:table-cell>
          <table:table-cell office:value-type="string">
            <text:p>evauthier@guerlain.fr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HERMES*12/16 rue Auger*93500 PANTIN*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KENZO PARFUMS S.A.*3 PLACE DES VICTOIRES*.*</text:p>
          </table:table-cell>
          <table:table-cell office:value-type="string">
            <text:p><text:s/>MLANCELEVEE@kenzo.fr mini 150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NINA RICCI*17 RUE FRANCOIS 1er*75008 PARIS************************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L OREAL PRESTIGE*106 RUE DANTON*92691 LEVALLOIS-PERRET*</text:p>
          </table:table-cell>
          <table:table-cell/>
        </table:table-row>
        <table:table-row table:style-name="ro1">
          <table:table-cell office:value-type="float" office:value="2351">
            <text:p>2351</text:p>
          </table:table-cell>
          <table:table-cell office:value-type="string">
            <text:p>COTY*BP 439*59474 SECLIN*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Y.S.L*28-34 BD DU PARC*92521 NEUILLY*</text:p>
          </table:table-cell>
          <table:table-cell office:value-type="string">
            <text:p>Ext-Cecile.Martinez@fr.yslbeau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string">
            <text:p>L OREAL LANCOME*106 RUE DANTON*92691 LEVALOOIS-PERRET*</text:p>
          </table:table-cell>
          <table:table-cell office:value-type="string">
            <text:p>vmarie-luce@luxe.loreal.com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string">
            <text:p>HAUMONT/CEBE*C.AFF PARIS-NORD*93153 LE BLANC MESNIL*</text:p>
          </table:table-cell>
          <table:table-cell office:value-type="string">
            <text:p>1500 euros MINIMUM COMMANDE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string">
            <text:p>Puig International S.A*Business Park Terre-Bonne, Bâtiment A4 Route de Crassier 17 *1262 Eysins*Switzerland*CHE-102.412.615 MWST *</text:p>
          </table:table-cell>
          <table:table-cell office:value-type="string">
            <text:p>anais.guenon@puig.es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string">
            <text:p>PERLORIA**LOME***</text:p>
          </table:table-cell>
          <table:table-cell office:value-type="string">
            <text:p>irene.assiongbon@gmail.com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LVMH*77 rue Anatole France *92300 LEVALLOIS PERRET***</text:p>
          </table:table-cell>
          <table:table-cell office:value-type="string">
            <text:p>wkhoury@lvmhfragrancebrands.com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MOOV **LOME*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 office:value-type="string">
            <text:p>ODC NV *MEXICOSTRAAT 3*ANTVERPEN <text:s/>BELGIUM***</text:p>
          </table:table-cell>
          <table:table-cell office:value-type="string">
            <text:p>nanouck.ickroth@overseas.be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string">
            <text:p>AYDYA <text:s/>LTD*Block 31 Dunsinane Avenue Dundee, *Tayside Gbs DD2 3QF*</text:p>
          </table:table-cell>
          <table:table-cell office:value-type="string">
            <text:p>abibright@market-connections.c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string">
            <text:p>DANIEL SWAROVSKI CORPORATION AG *Alte Landstrasse 411, * CH-8708 M***</text:p>
          </table:table-cell>
          <table:table-cell office:value-type="string">
            <text:p>nicole.lichtensteiger@swarovski.com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BIJOUX GL **07160 LE CHEYLARD*</text:p>
          </table:table-cell>
          <table:table-cell office:value-type="string">
            <text:p>stephanie.naslin@groupe-gl.f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connu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TRENEL SAS FRANCE*257 route des Creuses*74600 SEYNOD*</text:p>
          </table:table-cell>
          <table:table-cell office:value-type="string">
            <text:p>trenelparis@orange.fr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DISTRIMARQ*16 rue du Gabian / BP 423 <text:s/>T <text:s text:c="2"/>- <text:s/>F <text:s text:c="3"/>*98011 Monaco Ce***</text:p>
          </table:table-cell>
          <table:table-cell office:value-type="string">
            <text:p>o.meshkova@distrimarq-outre-mer.mc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IBS*****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COBRA***</text:p>
          </table:table-cell>
          <table:table-cell office:value-type="string">
            <text:p>fissen.flambart@cobraparis.com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INTER OUTRE MER*2 BOULEVARD RAINIER III BP 447*98011 MONACO CEDEX ***</text:p>
          </table:table-cell>
          <table:table-cell office:value-type="string">
            <text:p>j-jolivet@iom.mc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FMGI 36 rue bassano 75008 paris***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INTERCOSMETICA NEUFCHATEL SA*ROUTE DES GOUTTES D OR 30*2008 NEUCHA</text:p>
          </table:table-cell>
          <table:table-cell/>
        </table:table-row>
        <table:table-row table:style-name="ro1">
          <table:table-cell office:value-type="float" office:value="2720">
            <text:p>2720</text:p>
          </table:table-cell>
          <table:table-cell office:value-type="string">
            <text:p>LIGHITING BOX ***</text:p>
          </table:table-cell>
          <table:table-cell office:value-type="string">
            <text:p>Mesrine@lightinthebox.com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string">
            <text:p>CAT &amp; TOM *9 RUE DES FONTAINES *75003 PARIS*</text:p>
          </table:table-cell>
          <table:table-cell office:value-type="string">
            <text:p>cat-tom@orange.fr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MONTRES AMBRE S.A.***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 COQUE DE NACRE*7 RUE DES FONTAINES DU TEMPLE*75003 PARIS*</text:p>
          </table:table-cell>
          <table:table-cell/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CLARINS PARIS*2 route de la Galaise*1228 PLAM LES OUATES - GENEVE***</text:p>
          </table:table-cell>
          <table:table-cell office:value-type="string">
            <text:p>Fabienne.Roussel@clarins.com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string">
            <text:p>FARAFINA*3 RUE ALSACE LORRAINE*32700 LECTOURE*</text:p>
          </table:table-cell>
          <table:table-cell office:value-type="string">
            <text:p>www.farafina.fr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BLACK UP*13 RUE DES FONTAINES*75003 PARIS*</text:p>
          </table:table-cell>
          <table:table-cell office:value-type="string">
            <text:p>bmorel@blackup.com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string">
            <text:p>l occitane international**GENEVE-SUISSE*</text:p>
          </table:table-cell>
          <table:table-cell office:value-type="string">
            <text:p>spricaz@ch.loccitane.com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LA BAGAGERIE*17 RUE VERGNIAUD*75013 PARIS*</text:p>
          </table:table-cell>
          <table:table-cell office:value-type="string">
            <text:p>v.durocher@labagagerie.com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HEMATITE*11bis, Rue Albert Joly*78 000 VERSAILLES**FR64790118723*</text:p>
          </table:table-cell>
          <table:table-cell office:value-type="string">
            <text:p>s.augue@hematite-france.com;a.gilard@hematite-france.com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Chacalli de Deker NV *MEXICOSTRASS 5*ANVERS*</text:p>
          </table:table-cell>
          <table:table-cell office:value-type="string">
            <text:p>m.leemans@chacalli.be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LIFETRONS SWITZERLAND AG*Schulstrasse 3*9115 DICKEN***</text:p>
          </table:table-cell>
          <table:table-cell office:value-type="string">
            <text:p>sven.schwerzmann@lifetrons.ch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string">
            <text:p>MAKEDA / AYA KONAN*Cocody 2 plateaux Vallon *08 BP 1483 ABIDJAN 08</text:p>
          </table:table-cell>
          <table:table-cell office:value-type="string">
            <text:p>ayakonon@afnet.net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ALEENS***</text:p>
          </table:table-cell>
          <table:table-cell/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CONTINENTALE AGENCE REGIE*RUE DU COMMERCE*01 BP12999 ABIDJAN 01*</text:p>
          </table:table-cell>
          <table:table-cell office:value-type="string">
            <text:p>car@africaonline.co.ci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FESTINA LOTUS SA*VIA LAYETANA 20*08003 BARCELONA ESPANA***</text:p>
          </table:table-cell>
          <table:table-cell office:value-type="string">
            <text:p>mamor@festina.com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string">
            <text:p>DISTEO SAS *70 allée des amis du Bourg*74290 ALEX*</text:p>
          </table:table-cell>
          <table:table-cell office:value-type="string">
            <text:p>contact@disteo-sante.fr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BRACONI*****</text:p>
          </table:table-cell>
          <table:table-cell office:value-type="string">
            <text:p>cbracconi@gmail.com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TINTAMAR *12 14 RUE EUGENR DOR*17000 LA ROCHELLE *</text:p>
          </table:table-cell>
          <table:table-cell office:value-type="string">
            <text:p>christine.barbarit@tintamar.com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string">
            <text:p>ZEADES MONTE CARLO***</text:p>
          </table:table-cell>
          <table:table-cell/>
        </table:table-row>
        <table:table-row table:style-name="ro1">
          <table:table-cell office:value-type="float" office:value="2960">
            <text:p>2960</text:p>
          </table:table-cell>
          <table:table-cell office:value-type="string">
            <text:p>YAHIMI**ABIDJAN*COTE D IVOIRE**</text:p>
          </table:table-cell>
          <table:table-cell office:value-type="string">
            <text:p>maximeabondio@yahoo.fr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string">
            <text:p>NIC SA*7 avenue KRIEG *1208 GENEVE*</text:p>
          </table:table-cell>
          <table:table-cell office:value-type="string">
            <text:p>info@mathey-tissot.net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SWP SWISS WATCH PARTNERS SA*7 avenue KRIEG *1208 GENEVE*</text:p>
          </table:table-cell>
          <table:table-cell office:value-type="string">
            <text:p>info@swiss-militaire.net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NIHAHSAH*Marcory Résidentiel, Rue de la Paix 28 BP 764 Abidjan 28*</text:p>
          </table:table-cell>
          <table:table-cell office:value-type="string">
            <text:p>edu005@hotmail.fr 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string">
            <text:p>VEILLE INDUSTRIELLE ET TECHNOLOGIQUE *Rue DIMBOKRO LOTS 197-198 TF****</text:p>
          </table:table-cell>
          <table:table-cell office:value-type="string">
            <text:p>vit_cote_divoire@yahoo.fr</text:p>
          </table:table-cell>
        </table:table-row>
        <table:table-row table:style-name="ro1">
          <table:table-cell office:value-type="float" office:value="10210">
            <text:p>10210</text:p>
          </table:table-cell>
          <table:table-cell office:value-type="string">
            <text:p>DIAGEO*DBSC - Vaci ut 26*1132 Budapest - HUNGARY*</text:p>
          </table:table-cell>
          <table:table-cell office:value-type="string">
            <text:p>Luc.Liebens@diageo.com</text:p>
          </table:table-cell>
        </table:table-row>
        <table:table-row table:style-name="ro1">
          <table:table-cell office:value-type="float" office:value="10220">
            <text:p>10220</text:p>
          </table:table-cell>
          <table:table-cell office:value-type="string">
            <text:p>DUTY FREE AMBASSADE*ZI LOUIS DE LAPORTE *76730 ROUXMESNIL*France**</text:p>
          </table:table-cell>
          <table:table-cell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AMARULA</text:p>
          </table:table-cell>
          <table:table-cell/>
        </table:table-row>
        <table:table-row table:style-name="ro1">
          <table:table-cell office:value-type="float" office:value="12550">
            <text:p>12550</text:p>
          </table:table-cell>
          <table:table-cell office:value-type="string">
            <text:p>AMARULA*_*_*</text:p>
          </table:table-cell>
          <table:table-cell office:value-type="string">
            <text:p>_</text:p>
          </table:table-cell>
        </table:table-row>
        <table:table-row table:style-name="ro1">
          <table:table-cell office:value-type="float" office:value="12560">
            <text:p>12560</text:p>
          </table:table-cell>
          <table:table-cell office:value-type="string">
            <text:p>MRC*11 RUE ALFRED DE VIGNY*25000 BESANCON***</text:p>
          </table:table-cell>
          <table:table-cell office:value-type="string">
            <text:p>francoise.gaillard@mrcie.fr</text:p>
          </table:table-cell>
        </table:table-row>
        <table:table-row table:style-name="ro1">
          <table:table-cell office:value-type="float" office:value="12570">
            <text:p>12570</text:p>
          </table:table-cell>
          <table:table-cell office:value-type="string">
            <text:p>RICHELIEU SA**CH-2714 Les Genevez*switzerland**</text:p>
          </table:table-cell>
          <table:table-cell office:value-type="string">
            <text:p>lita.rosales@richelieu-swiss.ch</text:p>
          </table:table-cell>
        </table:table-row>
        <table:table-row table:style-name="ro1">
          <table:table-cell office:value-type="float" office:value="12620">
            <text:p>12620</text:p>
          </table:table-cell>
          <table:table-cell office:value-type="string">
            <text:p>Montres BOEGLI SA JACQUES DU MANOIR WATCHES *Rue Centrale 47*CH 2740 - MOUTIER*suisse**</text:p>
          </table:table-cell>
          <table:table-cell office:value-type="string">
            <text:p>boegli.sa@bluewin.ch</text:p>
          </table:table-cell>
        </table:table-row>
        <table:table-row table:style-name="ro1">
          <table:table-cell office:value-type="float" office:value="12590">
            <text:p>12590</text:p>
          </table:table-cell>
          <table:table-cell office:value-type="string">
            <text:p>UNIWAX*****</text:p>
          </table:table-cell>
          <table:table-cell office:value-type="string">
            <text:p>o.payen@vlisco.com</text:p>
          </table:table-cell>
        </table:table-row>
        <table:table-row table:style-name="ro1">
          <table:table-cell office:value-type="float" office:value="12600">
            <text:p>12600</text:p>
          </table:table-cell>
          <table:table-cell office:value-type="string">
            <text:p>TOUFAN***</text:p>
          </table:table-cell>
          <table:table-cell/>
        </table:table-row>
        <table:table-row table:style-name="ro1">
          <table:table-cell office:value-type="float" office:value="12610">
            <text:p>12610</text:p>
          </table:table-cell>
          <table:table-cell office:value-type="string">
            <text:p>LOREAL PARIS * 8-12 impasse Barbier*92117 Clichy***</text:p>
          </table:table-cell>
          <table:table-cell office:value-type="string">
            <text:p>aya.smadi@loreal.com;estelle.tina-nyangoh@loreal.com</text:p>
          </table:table-cell>
        </table:table-row>
        <table:table-row table:style-name="ro1">
          <table:table-cell office:value-type="float" office:value="12630">
            <text:p>12630</text:p>
          </table:table-cell>
          <table:table-cell office:value-type="string">
            <text:p>AFRICAISIE*16 rue du Gabian / BP 423 <text:s/>T <text:s text:c="2"/>- <text:s/>F <text:s text:c="3"/>*98011 Monaco Cedex***</text:p>
          </table:table-cell>
          <table:table-cell office:value-type="string">
            <text:p>o.meshkova@distrimarq-outre-mer.mc</text:p>
          </table:table-cell>
        </table:table-row>
        <table:table-row table:style-name="ro1">
          <table:table-cell office:value-type="float" office:value="12640">
            <text:p>12640</text:p>
          </table:table-cell>
          <table:table-cell office:value-type="string">
            <text:p>Collaert l Aiglon*ZI RN7*77310 FARGEAU PONTHIERRY *france **</text:p>
          </table:table-cell>
          <table:table-cell office:value-type="string">
            <text:p>svalentin@collaert.fr</text:p>
          </table:table-cell>
        </table:table-row>
        <table:table-row table:style-name="ro1">
          <table:table-cell office:value-type="float" office:value="12650">
            <text:p>12650</text:p>
          </table:table-cell>
          <table:table-cell office:value-type="string">
            <text:p>KAPITA CI**ABIDJAN 04BP 2456*COTE D IVOIRE**</text:p>
          </table:table-cell>
          <table:table-cell office:value-type="string">
            <text:p>kareemfadika@gmail.com</text:p>
          </table:table-cell>
        </table:table-row>
        <table:table-row table:style-name="ro1">
          <table:table-cell office:value-type="float" office:value="12661">
            <text:p>12661</text:p>
          </table:table-cell>
          <table:table-cell office:value-type="string">
            <text:p>Nuxe*19 rue Péclet*75015 PARIS***</text:p>
          </table:table-cell>
          <table:table-cell office:value-type="string">
            <text:p>mnguyen@nuxe.com</text:p>
          </table:table-cell>
        </table:table-row>
        <table:table-row table:style-name="ro1">
          <table:table-cell office:value-type="float" office:value="12750">
            <text:p>12750</text:p>
          </table:table-cell>
          <table:table-cell office:value-type="string">
            <text:p>Christian Dior Orient*PO box 17002*Dubai*Emirats Arabes Unis **</text:p>
          </table:table-cell>
          <table:table-cell office:value-type="string">
            <text:p>Antonin.Giraud@ae.diormail.com</text:p>
          </table:table-cell>
        </table:table-row>
        <table:table-row table:style-name="ro1">
          <table:table-cell office:value-type="float" office:value="12760">
            <text:p>12760</text:p>
          </table:table-cell>
          <table:table-cell office:value-type="string">
            <text:p>Cofni*****</text:p>
          </table:table-cell>
          <table:table-cell/>
        </table:table-row>
        <table:table-row table:style-name="ro1">
          <table:table-cell office:value-type="float" office:value="12770">
            <text:p>12770</text:p>
          </table:table-cell>
          <table:table-cell office:value-type="string">
            <text:p>ORCHID DUTY FREE SA*23 rue Akodessa Zone Portuaire*Lomé*Togo**</text:p>
          </table:table-cell>
          <table:table-cell office:value-type="string">
            <text:p>info@orchiddutyfree.com</text:p>
          </table:table-cell>
        </table:table-row>
        <table:table-row table:style-name="ro1">
          <table:table-cell office:value-type="float" office:value="12780">
            <text:p>12780</text:p>
          </table:table-cell>
          <table:table-cell office:value-type="string">
            <text:p>ESPOIR TECHNOLOGIQUE**ABIDJAN*COTE DIVOIRE**</text:p>
          </table:table-cell>
          <table:table-cell office:value-type="string">
            <text:p>nanazoh556@yahoo.fr</text:p>
          </table:table-cell>
        </table:table-row>
        <table:table-row table:style-name="ro1">
          <table:table-cell office:value-type="float" office:value="12790">
            <text:p>12790</text:p>
          </table:table-cell>
          <table:table-cell office:value-type="string">
            <text:p>DOMAINE DE TROIZELLE*LES BELINS*69840 JULIE*France*FR09394380935*</text:p>
          </table:table-cell>
          <table:table-cell office:value-type="string">
            <text:p>jean.francois.perraud@wanadoo.fr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office:value-type="string">
            <text:p>Vlisco*****</text:p>
          </table:table-cell>
          <table:table-cell office:value-type="string">
            <text:p>o.payen@vlisco.com</text:p>
          </table:table-cell>
        </table:table-row>
        <table:table-row table:style-name="ro1">
          <table:table-cell office:value-type="float" office:value="12810">
            <text:p>12810</text:p>
          </table:table-cell>
          <table:table-cell office:value-type="string">
            <text:p>Nouveau fournisseur</text:p>
          </table:table-cell>
          <table:table-cell/>
        </table:table-row>
        <table:table-row table:style-name="ro1">
          <table:table-cell office:value-type="float" office:value="12820">
            <text:p>12820</text:p>
          </table:table-cell>
          <table:table-cell office:value-type="string">
            <text:p>GLORY OF GOD WINAWAX *10 AVENUE DE LA LIBERATION*BP 7017 LOME*TOGO**</text:p>
          </table:table-cell>
          <table:table-cell office:value-type="string">
            <text:p>adanmarl@yahoo.f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/03/2017</text:date>, <text:time>10:5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phpMyAdmin 3.1.3.2</meta:initial-creator>
    <meta:creation-date>2017-03-21T10:49:46</meta:creation-date>
    <meta:document-statistic meta:table-count="1" meta:cell-count="239" meta:object-count="0"/>
  </office:meta>
</office:document-meta>
</file>